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2" svg:font-family="FreeSans" style:font-family-generic="swiss"/>
    <style:font-face style:name="Mangal" svg:font-family="Mang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fo:font-style="normal" style:font-size-asian="11pt" style:font-style-asian="normal" style:font-size-complex="11pt" style:font-style-complex="normal"/>
    </style:style>
    <style:style style:name="P3"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fo:font-size="11pt" fo:font-weight="normal" style:font-size-asian="11pt" style:font-weight-asian="normal"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0957in" fo:text-indent="0in" style:auto-text-indent="false"/>
      <style:text-properties fo:font-size="11pt" style:font-size-asian="11pt" style:font-size-complex="11pt"/>
    </style:style>
    <style:style style:name="P8" style:family="paragraph" style:parent-style-name="Standard">
      <style:paragraph-properties fo:margin-left="0in" fo:margin-right="0in" fo:orphans="2" fo:widows="2" fo:text-indent="0in" style:auto-text-indent="false"/>
      <style:text-properties fo:font-size="11pt" fo:font-weight="normal" style:font-size-asian="11pt" style:font-weight-asian="normal" style:font-size-complex="11pt" style:font-weight-complex="normal"/>
    </style:style>
    <style:style style:name="P9" style:family="paragraph" style:parent-style-name="Text_20_body">
      <style:paragraph-properties fo:margin-left="0in" fo:margin-right="0in" fo:orphans="2" fo:widows="2" fo:text-indent="0in" style:auto-text-indent="false"/>
    </style:style>
    <style:style style:name="P10" style:family="paragraph" style:parent-style-name="Text_20_body">
      <style:paragraph-properties fo:break-before="page"/>
      <style:text-properties fo:font-size="20pt" style:font-size-asian="20pt" style:font-size-complex="20pt"/>
    </style:style>
    <style:style style:name="P11" style:family="paragraph" style:parent-style-name="Standard">
      <style:text-properties fo:font-size="11pt" fo:font-style="normal" style:font-size-asian="11pt" style:font-style-asian="normal" style:font-size-complex="11pt" style:font-style-complex="normal"/>
    </style:style>
    <style:style style:name="P12"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fo:font-size="11pt" style:font-size-asian="11pt" style:font-size-complex="11pt"/>
    </style:style>
    <style:style style:name="P15" style:family="paragraph" style:parent-style-name="Standard">
      <style:text-properties fo:font-size="11pt" fo:font-weight="normal" style:font-size-asian="11pt" style:font-weight-asian="normal" style:font-size-complex="11pt" style:font-weight-complex="normal"/>
    </style:style>
    <style:style style:name="P16" style:family="paragraph" style:parent-style-name="Standard">
      <style:text-properties fo:font-size="11pt" fo:font-style="italic" style:font-size-asian="11pt" style:font-style-asian="italic" style:font-size-complex="11pt" style:font-style-complex="italic"/>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text-properties style:text-position="super 58%"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in" fo:margin-right="0.0957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0957in" fo:text-indent="0in"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Heading_20_2">
      <style:text-properties fo:font-style="normal" style:font-style-asian="normal" style:font-style-complex="normal"/>
    </style:style>
    <style:style style:name="P26" style:family="paragraph" style:parent-style-name="Heading_20_1">
      <style:paragraph-properties fo:text-align="center" style:justify-single-word="false"/>
      <style:text-properties fo:font-size="18pt" fo:font-weight="normal" style:font-size-asian="18pt" style:font-weight-asian="normal" style:font-size-complex="18pt" style:font-weight-complex="normal"/>
    </style:style>
    <style:style style:name="P27" style:family="paragraph" style:parent-style-name="Heading_20_1" style:master-page-name="First_20_Page">
      <style:paragraph-properties fo:text-align="center" style:justify-single-word="false" style:page-number="auto"/>
      <style:text-properties fo:font-size="20pt" style:font-size-asian="20pt" style:font-size-complex="20pt"/>
    </style:style>
    <style:style style:name="T1" style:family="text">
      <style:text-properties style:text-position="super 58%"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style:font-name="Times New Roman" fo:letter-spacing="normal" fo:font-style="italic" style:font-style-asian="italic" style:font-style-complex="italic"/>
    </style:style>
    <style:style style:name="T10"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2"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Cryptography &amp; Anonymity: </text:h>
      <text:h text:style-name="P26" text:outline-level="1">Ethical and Legal conflicts</text:h>
      <text:p text:style-name="P10"/>
      <text:p text:style-name="P1">Victor Rudolfsson</text:p>
      <text:p text:style-name="P1">Høgskolen i Gjøvik</text:p>
      <text:p text:style-name="P1">Gjøvik, Norge</text:p>
      <text:p text:style-name="P20"/>
      <text:p text:style-name="P6">Introduction</text:p>
      <text:p text:style-name="P6"/>
      <text:p text:style-name="P14">I dagens samhälle advokerar ett ökande antal organisationer och regimer för en centraliserad lösning av förvaring och indexering av sin egen och befolkningens data, genom föreslagna och införda lagar<text:span text:style-name="T1">[10]</text:span> och policies ämnade att bidra till ökad brottsbekämpning. </text:p>
      <text:p text:style-name="P14">Samtidigt förespråkar ett ökande antal individer och kollektiv ofta benämnda <text:span text:style-name="T2">cypherpunks</text:span><text:span text:style-name="T3"> eller </text:span><text:span text:style-name="T2">kryptoanarkister</text:span><text:span text:style-name="T3"> en mer decentralizerad lösning för att säkra information (och privatliv) baserat på kryptografiska algoritmer.</text:span></text:p>
      <text:p text:style-name="P2"/>
      <text:p text:style-name="P2">En fråga vi tvingas ställa oss är varesig vår data någonsin är säker, och vem eller vilka vi vill ge ansvaret att säkra vår data. Men än viktigare är kanske frågan om varesig en centraliserad lösning är att föredra över en decentraliserad lösning till att börja med. Flera av de lagar ämnade att öka brottsbekämpning genom att samla in, förvara och indexera data sägs vara ämnade särskilt för att komma åt de som begår andra slags brott, så som distribuering av barnpornografi, terrorism och ekonomiskt relaterade brott.</text:p>
      <text:p text:style-name="P2"/>
      <text:p text:style-name="P14"><text:span text:style-name="T3">Men när majoriteten av en befolkning är övervakad näst intill (om inte) konstant, och deras kommunikation därefter sparad och indexerad, kan denna information verkligen användas för att bidra till ökad brottsbekämpning i den mån de framställs vara ämnade för, när de som de sägs vara ämnade att övervaka utan större svårigheter kan undkomma övervakning genom diverse kryptografiska algoritmer och protokoll för att säkra sin kommunikation? Och kommer det isådanafall ställa till ytterligare problem vi tvingas lösa för att uppnå den önskade nivån av rättsamhälle?</text:span></text:p>
      <text:p text:style-name="P14"><text:span text:style-name="T3"/></text:p>
      <text:p text:style-name="P2"/>
      <text:p text:style-name="P2"/>
      <text:p text:style-name="P12">Cypherpunks and Cryptoanarchism</text:p>
      <text:p text:style-name="P12"/>
      <text:p text:style-name="P5">Till ungefär början av 70-talet var kryptering nästan uteslutande använt för militära ändamål, tills framförallt två publicerade arbeten tog kryptering till allmänhetens ögon: DES (Data Encryption Standard) och Diffie-Hellman.</text:p>
      <text:p text:style-name="P5">Detta ledde till en mer öppen debatt om kryptografi, och spekulationer så som om det kunde användas av brottslingar för att dölja sina spår, och därmed om kryptering skulle begränsas eller förespråkas för att förbättra integriteten av data även för privatpersoner.</text:p>
      <text:p text:style-name="P5">Dessa diskussioner gav liv till en online grupp kallad <text:span text:style-name="T2">cypherpunks,</text:span><text:span text:style-name="T3"> som bestod av individer intresserade av kryptografi och bevarandet av privatliv, och i slutet av 80 talet hade denna gruppen mer och mer börjat likna en rörelse. Deras främsta källa för kommunikation var </text:span><text:span text:style-name="T2">cypherpunks </text:span><text:span text:style-name="T3">mailinglista och dess spin-offs och efterträdare.</text:span></text:p>
      <text:p text:style-name="P5"><text:span text:style-name="T3"/></text:p>
      <text:p text:style-name="P5"><text:span text:style-name="T3"/></text:p>
      <text:p text:style-name="P3">The cypherpunks were the origin of cryptoanarchism, and were the ones to come up with the word to begin with, and originally described it as a type of anarcho-capitalism, since they realized it would be possible to create a virtual currency to allow for trade and commerce by using cryptographic algorithms. </text:p>
      <text:p text:style-name="P3">Crypto-anarchism, is thus more politically focused ideology, and a branch of anarchist philosophy that focuses on the use of technology to protect privacy, and gain autonomy from government and in some cases corporate actors in communication, trade and information security. Cryptoanarchists make use of cryptographic software to protect their privacy, and believe that cryptography is the key to protecting personal privacy and defending oneself from censorship, rather than political action.</text:p>
      <text:p text:style-name="P12"/>
      <text:p text:style-name="P5"><text:span text:style-name="T3">In many ways, cypherpunks are therefore closely related to cryptoanarchists, albeit not entirely the same. As written in the </text:span><text:span text:style-name="T2">cypherpunks manifesto </text:span><text:span text:style-name="T3">by Eric Hughes in 1993: </text:span></text:p>
      <text:p text:style-name="Standard"><text:soft-page-break/><text:span text:style-name="T6">“</text:span><text:span text:style-name="T12">We the Cypherpunks are dedicated to building anonymous systems. We are defending our privacy with cryptography, with anonymous mail forwarding systems, with digital signatures, and with electronic money.</text:span></text:p>
      <text:p text:style-name="P9"><text:span text:style-name="T12">Cypherpunks write code. We know that someone has to write software to defend privacy, and since we can't get privacy unless we all do, we're going to write it. We publish our code so that our fellow Cypherpunks may practice and play with it. </text:span><text:span text:style-name="T12">Our code is free for all to use, worldwide. We don't much care if you don't approve of the software we write. We know that software can't be destroyed and that a widely dispersed system can't be shut down.</text:span><text:span text:style-name="T10">”</text:span></text:p>
      <text:p text:style-name="P9"><text:span text:style-name="T10">While the main source of communication for the original cypherpunks movement is today almost dead (the cypherpunk mailinglist), there are other mailing lists that have taken over as successors – but more active moments today are closely related to the cryptoanarchist philosophy (</text:span><text:span text:style-name="T11">Telecomix, is one such movement for example</text:span><text:span text:style-name="T10">). </text:span></text:p>
      <text:p text:style-name="P21">Privacy and Cryptography</text:p>
      <text:p text:style-name="P21"/>
      <text:p text:style-name="P22">Most cypherpunks argued that for freedom of expression to truly thrive, one must be allowed privacy. If you say something to somebody, and you want it to be heard only by that person, encryption is not only a useful tool but a required tool in today's electronic era. In past times this could be compared to whispering something to somebody, or sending letters with codewords, or similar acts – but with the technology of today, that could be compared to encryption.</text:p>
      <text:p text:style-name="P22">If you cannot express yourself without worrying about being heard by the wrong person, can you truly express yourself freely?</text:p>
      <text:p text:style-name="P22"/>
      <text:p text:style-name="P8"><text:span text:style-name="T8">With data retention laws such as the Data Retention Directive in Europe, the proposed “</text:span><text:span text:style-name="T9">OzLog</text:span><text:span text:style-name="T8">” in Australia, or the proposed </text:span><text:span text:style-name="T9">SAFETY </text:span><text:span text:style-name="T8">law in the United States being proposed in different forms all over the world, one must ask how much privacy one is really entitled to. Another important question to ask may be if such approaches are useful in reality, without also prohibiting the anonymity and plausible deniability provided by the use of different kinds of encryption – because if a majority of the people is monitored most of the time, will it help stopping those who have something to hide, if they can easily hide? And if so – will these laws affect the average persons right to privacy more than they will actually aid in reaching the intended purpose of aiding law enforcement? What use is it to store information, if it cannot be read?</text:span></text:p>
      <text:p text:style-name="P22"/>
      <text:p text:style-name="P14"><text:span text:style-name="T3">Det finns många olika tekniker som kan tillämpas för att kryptera överföring idag, och än fler alternativ till de olika teknikerna (</text:span><text:span text:style-name="T2">IPSec</text:span><text:span text:style-name="T3">, </text:span><text:span text:style-name="T2">SSL </text:span><text:span text:style-name="T3">&amp; </text:span><text:span text:style-name="T2">PPTP </text:span><text:span text:style-name="T3">för VPN, </text:span><text:span text:style-name="T2">SSL, </text:span><text:span text:style-name="T3">eller</text:span><text:span text:style-name="T2"> SSL/TLS, TOR</text:span><text:span text:style-name="T1">[4]</text:span><text:span text:style-name="T2">, </text:span><text:span text:style-name="T3">och </text:span><text:span text:style-name="T2">I2P, </text:span><text:span text:style-name="T3">etc</text:span><text:span text:style-name="T2">), </text:span><text:span text:style-name="T3">men även jag kommer i huvudsak rikta in mig på att kortfattat beskriva hur några av de mest vanliga krypteringsprotokollen för datakommunikation fungerar, och försöka ta reda på huruvida dessa kan användas för att säkra kommunikation på ett decentraliserat vis, och om en centraliserad lösning isådanafall kommer att behövas, samt om en decentraliserad och centraliserad lösning kan komma att hamna i konflikt.</text:span></text:p>
      <text:p text:style-name="P14"><text:span text:style-name="T3"/></text:p>
      <text:p text:style-name="P14"><text:span text:style-name="T3">Data som överförs via internet skickas med hjälp av ett eller flera av de tillgängliga protokollen för överföring – de som tas upp här är huvudsakligen TCP</text:span><text:span text:style-name="T1">[1] </text:span><text:span text:style-name="T3">och UDP</text:span><text:span text:style-name="T1">[2]</text:span><text:span text:style-name="T3">, eftersom det är de som används av TOR, SSL/TLS, och OpenVPN vilka är de protokoll jag valt att fokusera på. </text:span></text:p>
      <text:p text:style-name="P5"><text:span text:style-name="T3"/></text:p>
      <text:p text:style-name="P12"/>
      <text:p text:style-name="P17"><text:span text:style-name="T3">TCP/IP </text:span></text:p>
      <text:p text:style-name="P5"><text:span text:style-name="T3"/></text:p>
      <text:p text:style-name="P5"><text:span text:style-name="T3">Eftersom TCP/IP inte är ett enda protokoll, utan en <text:s/>samling av flera protokoll, är de olika protokollens ansvarsområden uppdelade i olika </text:span><text:span text:style-name="T2">lager</text:span><text:span text:style-name="T1">[3]</text:span><text:span text:style-name="T3">. TCP har fyra olika lager (av vilka var och ett kan länkas samman med ett eller flera lager i OSI-modellen).</text:span></text:p>
      <text:p text:style-name="P5"><text:span text:style-name="T3"/></text:p>
      <text:p text:style-name="P5"><text:span text:style-name="T3">Dessa lager har olika ansvarsområden när det kommer till data kommunikation. Det övre lagret kallas för </text:span><text:span text:style-name="T2">applikationslagret, </text:span><text:span text:style-name="T3">och har ansvaret för kommunikation på en process till process basis. Exempelvis är det här FTP och HTTP protokollet ligger: Kommunikation mellan en FTP klient och en FTP server, eller en webläsare och en webserver, är ett ansvar detta lagret bär.</text:span></text:p>
      <text:p text:style-name="P5"><text:span text:style-name="T3">Under applikationslagret finner vi </text:span><text:span text:style-name="T2">transport lagret. </text:span><text:span text:style-name="T3">Det är detta lagret jag kommer fokusera mest på, därför att detta lagret har ansvar för </text:span><text:span text:style-name="T2">host-to-host </text:span><text:span text:style-name="T3">kommunikation - exempelvis när din dator kommunicerar med en annan </text:span><text:soft-page-break/><text:span text:style-name="T3">dator, eller en annan server - och även kryptering är ett ansvar tilldelat detta lager.</text:span></text:p>
      <text:p text:style-name="P5"><text:span text:style-name="T3">Under transportlagret ligger </text:span><text:span text:style-name="T2">internetlagret</text:span><text:span text:style-name="T3">, som bär ansvaret för interlänkade nätverk - kommunikation mellan olika nätverk genom att använda sig utav gateways.</text:span></text:p>
      <text:p text:style-name="P5"><text:span text:style-name="T3">Det understa lagret kallas för </text:span><text:span text:style-name="T2">länklagret</text:span><text:span text:style-name="T3">, eller </text:span><text:span text:style-name="T2">ethernet</text:span><text:span text:style-name="T3">, och bär ansvaret för att upprätta kommunikation på det lokala nätverket.</text:span></text:p>
      <text:p text:style-name="P3"/>
      <text:p text:style-name="P3">Eftersom kryptering är ett ansvar som bärs utav transportlagret i ett TCP paket, är det där flera av de protokoll jag kommer nämna har sin plats.</text:p>
      <text:p text:style-name="P12"/>
      <text:p text:style-name="P12">No encryption provided by default</text:p>
      <text:p text:style-name="P12"/>
      <text:p text:style-name="P5"><text:span text:style-name="T3">Som standard ges ingen kryptering överhuvudtaget. Detta innebär att de flesta meddelanden kommer att skickas i </text:span><text:span text:style-name="T2">cleartext </text:span><text:span text:style-name="T3">och kan därför bli lätt bli upplockade och lästa. Genom att använda protokoll som SSL eller Open VPN, eller t.o.m båda i kombination blir informationen som skickas mycket svårare att läsa även om det snappas upp. På den övre bilden syns data som skickas utan någon som helst kryptering - och som ni kan se är det väldigt lätt att läsa innehållet i meddelandet.</text:span></text:p>
      <text:p text:style-name="P5"><text:span text:style-name="T3"/></text:p>
      <text:p text:style-name="P5"><text:span text:style-name="T3">På den undre bilden skickas exakt samma meddelande, till exakt samma destination, men här används SSL. Eftersom </text:span><text:span text:style-name="T2">host-to-host </text:span><text:span text:style-name="T3">kommunikation är en av de saker transport lagret har ansvar för är det viktigt att påpeka att det är här SSL och SSL/TLS befinner sig: Därför att om säkerhetskontrollerna inte går igenom, så upprättas inte en anslutning mellan de två parterna.</text:span></text:p>
      <text:p text:style-name="P12"/>
      <text:p text:style-name="P14"><text:span text:style-name="T4">Encryption of data in transport (SSL/TLS)</text:span></text:p>
      <text:p text:style-name="P14"><text:span text:style-name="T3"/></text:p>
      <text:p text:style-name="P14"><text:span text:style-name="T3">Processen för SSL/TLS protokollet består av två olika steg, det första steger är </text:span><text:span text:style-name="T2">autentisering</text:span><text:span text:style-name="T3">, och det andra är </text:span><text:span text:style-name="T2">kryptering/dekryptering</text:span><text:span text:style-name="T3">. Eftersom SSL/TLS är baserat på </text:span><text:span text:style-name="T2">certifikat</text:span><text:span text:style-name="T3">, måste båda parter bekräfta sin identitet för varandra genom att uppvisa digitalt signerade certifikat och validera dessa med certifikatutfärdaren innan autentiseringssteget är slutfört. Om detta misslyckas, upprättas ingen anslutning.</text:span></text:p>
      <text:p text:style-name="P14"><text:span text:style-name="T3"><text:tab/></text:span></text:p>
      <text:p text:style-name="P14"><text:span text:style-name="T3">Under steg två använder sig SSL/TLS utav två nycklar – en publik och en privat. Den publika nyckeln används för att enkryptera, medans den privata nyckeln används för att dekryptera. Båda parter måste dela sin publika nyckel med den andra parten, och använder sedan de genererade privata nycklarna för att dekryptera datan de mottager när överföringen påbörjats. <text:s/></text:span><text:span text:style-name="T1">[5b]</text:span></text:p>
      <text:p text:style-name="P16">Till skillnad mot SSL/TLS så kräver vanlig SSL<text:span text:style-name="T1">[6]</text:span> endast att en part (servern) bekräftar sin identitet. </text:p>
      <text:p text:style-name="P4"/>
      <text:p text:style-name="P3">Bilden visar handskakning mellan en server och en klient när SSL används.</text:p>
      <text:p text:style-name="P12"/>
      <text:p text:style-name="P12">Encryption of data in transport (VPN)</text:p>
      <text:p text:style-name="P12"/>
      <text:p text:style-name="P5"><text:span text:style-name="T3">Ett VPN, eller Virtual Privat Network som det står för, är ett annat typ av koncept än SSL. Som namnet antyder etableras ett slags privat nätverk mellan uppkopplade klienter och server. Det låter VPN-servern agera som en slags gateway genom vilken all data till och från klienten passerar – ungefär samma funktion som din router/modem normalt sätt har på ett vanligt lokalt nätverk – men anslutningen mellan klient och server sker oftast över internet, genom en krypterad tunnel.</text:span></text:p>
      <text:p text:style-name="P5"><text:span text:style-name="T3">Detta innebär att för en hemsida eller server en klient är ansluten till, kommer all trafik att verka komma ifrån VPN servern, som fungerar som en slags mellanhand för trafiken mellan källa och destination, och det är här anonymiteten som ges av ett VPN ligger: den riktiga källan är aldrig synlig för servern eller klienten som trafiken går till. </text:span></text:p>
      <text:p text:style-name="P5"><text:span text:style-name="T3"/></text:p>
      <text:p text:style-name="P5"><text:span text:style-name="T3">Det finns många olika protokoll tillgängliga för VPN; exempelvis IPSec, PPTP, Open VPN för att nämna ett par. Eftersom jag inte har tid att gå igenom allihop, kommer jag fokusera lite kort på Open VPN.</text:span></text:p>
      <text:h text:style-name="P25" text:outline-level="2"><text:soft-page-break/>Open VPN</text:h>
      <text:p text:style-name="P5"><text:span text:style-name="T3">OpenVPN, som betyder open-source Virtual Private Network, fungerar genom att skapa en krypterad tunnel av datapaket (ofta UDP, men kan även använda sig av TCP paket) mellan två punkter. Kortfattat innebär detta att OpenVPN upprättar en ström av krypterade datapaket mellan punkt A och punkt B, och förlitar sig helt på OpenSSL för kryptering, och kan därav använda sig av antingen certifikat genom en speciell implementering av SSL/TLS, eller på förhand utdelade statiska nycklar. En än mer föränklad förklaring vore att data överförd med hjälp av OpenVPN är inkapslad och krypterad inuti en krypterad tunnel av datapaket. </text:span><text:span text:style-name="T1">[7] </text:span></text:p>
      <text:p text:style-name="P18"><text:span text:style-name="T1"/></text:p>
      <text:p text:style-name="P12"/>
      <text:p text:style-name="P12">Encryption of data in transport (TOR)</text:p>
      <text:p text:style-name="P12"/>
      <text:p text:style-name="Standard"><text:span text:style-name="T5">TOR, som står för '</text:span><text:span text:style-name="T7">The Onion Router</text:span><text:span text:style-name="T5">', är ett distribuerat nätverk ämnat för anonymisering på nätet. Detta fungerar genom att kapsla in data i flera lager kryptering, och slumpmässigt välja en väg från punkt A till punkt B genom nätverket i vilket ingen nod vet mer än vilken den föregående noden var, och vilken nästa nod på vägen till destinationen är. Var nod under vägen dekrypterar det översta lagret, innan paketet skickas vidare, och därav analogin till </text:span><text:span text:style-name="T7">onion (lök) </text:span><text:span text:style-name="T5">i namnet.</text:span></text:p>
      <text:p text:style-name="P23">För kryptering använder sig TOR utav en <text:span text:style-name="T2">ström chiffer </text:span>(128-bitar AES i counter-läge), Diffie-Hellman protokollet, en publik chiffer (<text:span text:style-name="T2">1024-bitars RSA) </text:span>samt en hash funktion (<text:span text:style-name="T2">SHA1</text:span>). </text:p>
      <text:p text:style-name="P12"/>
      <text:p text:style-name="P12">Structure and paths in the TOR network</text:p>
      <text:p text:style-name="P12"/>
      <text:p text:style-name="P7"><text:span text:style-name="T3">The first thing that happens when data is sent over TOR is that a random path is chosen, and the data will be layered in the same amount of layers of encryption as the amount of nodes. Each node in the path then decrypts the top layer, until it reaches the final node in the path called the </text:span><text:span text:style-name="T2">exit node</text:span><text:span text:style-name="T3">, where the last layer of encryption is decrypted, and it then reaches it destination.</text:span></text:p>
      <text:p text:style-name="P24">Each node in the path only knows the previous node from which the data came, and which node is the next one in its path, but no node knows the whole path. </text:p>
      <text:p text:style-name="P12"/>
      <text:p text:style-name="P12">Weaknesses and ethics</text:p>
      <text:p text:style-name="P2"/>
      <text:p text:style-name="P2">Eftersom alla dessa metoder bidrar till en komplicerad dekrypterinsprocess – SSL kräver nycklar för dekryptering, medans TOR bidrar till att varje paket är krypterat i flera lager – innebär det att det inte är resursvänligt överhuvudtaget att försöka dekryptera dem genom att försöka gissa sig till ursprungsdatan, och för att lyckas dekryptera dem tvingas man mer eller mindre se på protokollens svagheter.</text:p>
      <text:p text:style-name="P14"><text:span text:style-name="T3"/></text:p>
      <text:p text:style-name="P14"><text:span text:style-name="T3">TOR har en relativt uppenbar svaghet: eftersom varje nod dekrypterar ett lager, innebär detta att den sista noden på vägen till destinationen dekrypterar det sista lagret, vilket innebär att såvida inte en punk-till-punkt kryptering som TLS eller SSL/TLS används så kommer datatrafiken att vara okrypterad det allra sista steget. Därför bör det per definition gå att avlyssna den sista noden, </text:span><text:span text:style-name="T2">exit node</text:span><text:span text:style-name="T3">, för att komma åt det dekrypterade innehållet, och kanske är avlyssning av slutnoder en av få, om inte den enda, effektiva lösningen för att avlyssna trafik I TOR nätverket </text:span><text:span text:style-name="T1">[11]</text:span><text:span text:style-name="T3">.</text:span></text:p>
      <text:p text:style-name="P2"/>
      <text:p text:style-name="P2">För SSL å andra sidan ligger svagheten snarare hos användaren – eftersom certifikat vars nycklar inte ser ut som de bör allt som oftast resulterar i en varning i användarens webbläsare, vilket frekvent sker då servrar använder sig av utdaterade certifikat, accepterar användare ofta dessa varningar och tar dem inte på allvar. Det innebär även att en tredje part skulle kunna agera som en slags osynlig relä mellan server och användare, och uppvisa ett fabrikerat certifikat i hopp om att användaren inte tar varningen på allvar och initierar uppkopplingen oavsett, vilket i slutändan leder till att tredje parten accepteras som en relä mellan användare och server och tillåts dekryptera överföringen.</text:p>
      <text:p text:style-name="P2"/>
      <text:p text:style-name="P2">SSL är dock menat för att vara motståndskraftigt mot brute-force attacker, och gör det mycket svårt att dekryptera datan utan tillgång till nycklar. TOR, å andra sidan, är resistant mot brute-force attacker på grund av <text:soft-page-break/>de flera lager av kryptering var datapaket kapslas in i. Både SSL och TOR har svagheter som mer eller mindre kräver en attack mot kommunikationen, servern eller klienten, och inte själva datan i sig. Däremot kan TOR i framtiden utsättas för avlyssning då slutnoder som befinner sig inom EU kan tvingas lagra den dekrypterade kommunikationen enligt exempelvis datalagringsdirektivet, men för närvarande ligger TORs svaghet i varesig slutnoden är pålitlig eller inte.</text:p>
      <text:p text:style-name="P14"><text:span text:style-name="T3"/></text:p>
      <text:p text:style-name="P14"><text:span text:style-name="T3">Även om dessa protokoll är användbara för kryptering och för att säkra kommunikation för de som känner behov för det, sägs det att vilket verktyg som helst kan bli ett vapen i fel händer – men innebär det att alla som använder verktyget bör misstänkas göra det i fel syfte, och är det etiskt rätt att avlyssna TOR's slutnoder, eller förfalska SSL certifikat och lura användare, för att försäkra sig om att ingen kommer undan det syfte som dessa lagar införts för? Eller är nästa steg att försäkra oss om att dessa föreslagna och/eller introducerade lagar kan verkställas i det syfte de var menade för, oavsett? Behöver vi tänka över vad vår etik verkligen innebär, eller är dessa lagar</text:span><text:span text:style-name="T1">[9][10]</text:span><text:span text:style-name="T3"> etiskt definierade – och i så fall, justifierar det användandet av dessa tekniker för att verkställa dem?</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FreeSans2" svg:font-family="FreeSans" style:font-family-generic="swiss"/>
    <style:font-face style:name="Mangal" svg:font-family="Mang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style:font-size-asian="24pt" style:font-weight-asian="bold" style:font-name-complex="FreeSans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ciPaper_5f_top_7e_LT_7e_Gliederung_20_1" style:display-name="SciPaper_top~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ciPaper_5f_top_7e_LT_7e_Gliederung_20_2" style:display-name="SciPaper_top~LT~Gliederung 2" style:family="paragraph" style:parent-style-name="SciPaper_5f_top_7e_LT_7e_Gliederung_20_1">
      <style:paragraph-properties fo:margin-top="0in" fo:margin-bottom="0.1575in"/>
      <style:text-properties fo:font-size="28pt" style:font-size-asian="28pt" style:font-size-complex="28pt"/>
    </style:style>
    <style:style style:name="SciPaper_5f_top_7e_LT_7e_Gliederung_20_3" style:display-name="SciPaper_top~LT~Gliederung 3" style:family="paragraph" style:parent-style-name="SciPaper_5f_top_7e_LT_7e_Gliederung_20_2">
      <style:paragraph-properties fo:margin-top="0in" fo:margin-bottom="0.1181in"/>
      <style:text-properties fo:font-size="24pt" style:font-size-asian="24pt" style:font-size-complex="24pt"/>
    </style:style>
    <style:style style:name="SciPaper_5f_top_7e_LT_7e_Gliederung_20_4" style:display-name="SciPaper_top~LT~Gliederung 4" style:family="paragraph" style:parent-style-name="SciPaper_5f_top_7e_LT_7e_Gliederung_20_3">
      <style:paragraph-properties fo:margin-top="0in" fo:margin-bottom="0.0783in"/>
      <style:text-properties fo:font-size="20pt" style:font-size-asian="20pt" style:font-size-complex="20pt"/>
    </style:style>
    <style:style style:name="SciPaper_5f_top_7e_LT_7e_Gliederung_20_5" style:display-name="SciPaper_top~LT~Gliederung 5" style:family="paragraph" style:parent-style-name="SciPaper_5f_top_7e_LT_7e_Gliederung_20_4">
      <style:paragraph-properties fo:margin-top="0in" fo:margin-bottom="0.0398in"/>
    </style:style>
    <style:style style:name="SciPaper_5f_top_7e_LT_7e_Gliederung_20_6" style:display-name="SciPaper_top~LT~Gliederung 6" style:family="paragraph" style:parent-style-name="SciPaper_5f_top_7e_LT_7e_Gliederung_20_5"/>
    <style:style style:name="SciPaper_5f_top_7e_LT_7e_Gliederung_20_7" style:display-name="SciPaper_top~LT~Gliederung 7" style:family="paragraph" style:parent-style-name="SciPaper_5f_top_7e_LT_7e_Gliederung_20_6"/>
    <style:style style:name="SciPaper_5f_top_7e_LT_7e_Gliederung_20_8" style:display-name="SciPaper_top~LT~Gliederung 8" style:family="paragraph" style:parent-style-name="SciPaper_5f_top_7e_LT_7e_Gliederung_20_7"/>
    <style:style style:name="SciPaper_5f_top_7e_LT_7e_Gliederung_20_9" style:display-name="SciPaper_top~LT~Gliederung 9" style:family="paragraph" style:parent-style-name="SciPaper_5f_top_7e_LT_7e_Gliederung_20_8"/>
    <style:style style:name="SciPaper_5f_top_7e_LT_7e_Titel" style:display-name="SciPaper_top~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ciPaper_5f_top_7e_LT_7e_Untertitel" style:display-name="SciPaper_top~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ciPaper_5f_top_7e_LT_7e_Notizen" style:display-name="SciPaper_top~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ciPaper_5f_top_7e_LT_7e_Hintergrundobjekte" style:display-name="SciPaper_top~LT~Hintergrundobjekte" style:family="paragraph">
      <style:paragraph-properties style:text-autospace="none"/>
      <style:text-properties style:letter-kerning="true"/>
    </style:style>
    <style:style style:name="SciPaper_5f_top_7e_LT_7e_Hintergrund" style:display-name="SciPaper_top~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9T06:21:56</meta:creation-date>
    <dc:date>2012-10-01T07:42:29</dc:date>
    <meta:editing-duration>PT16H55M8S</meta:editing-duration>
    <meta:editing-cycles>3</meta:editing-cycles>
    <meta:generator>LibreOffice/3.5$Linux_X86_64 LibreOffice_project/350m1$Build-2</meta:generator>
    <meta:document-statistic meta:table-count="0" meta:image-count="0" meta:object-count="0" meta:page-count="6" meta:paragraph-count="60" meta:word-count="2594" meta:character-count="16261" meta:non-whitespace-character-count="13711"/>
  </office:meta>
</office:document-meta>
</file>